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f10" officeooo:paragraph-rsid="0004ff10"/>
    </style:style>
    <style:style style:name="P2" style:family="paragraph" style:parent-style-name="Standard">
      <style:text-properties officeooo:paragraph-rsid="00072197"/>
    </style:style>
    <style:style style:name="P3" style:family="paragraph" style:parent-style-name="Standard">
      <style:text-properties officeooo:rsid="000c4b28" officeooo:paragraph-rsid="000c9dd2"/>
    </style:style>
    <style:style style:name="P4" style:family="paragraph" style:parent-style-name="Standard">
      <style:text-properties officeooo:rsid="000c4b28" officeooo:paragraph-rsid="000c4b28"/>
    </style:style>
    <style:style style:name="P5" style:family="paragraph" style:parent-style-name="Standard">
      <style:text-properties officeooo:paragraph-rsid="000c9dd2"/>
    </style:style>
    <style:style style:name="P6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paragraph-rsid="000c9dd2"/>
    </style:style>
    <style:style style:name="P7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1115e" officeooo:paragraph-rsid="0011115e"/>
    </style:style>
    <style:style style:name="P8" style:family="paragraph" style:parent-style-name="Standard">
      <style:text-properties fo:font-variant="normal" fo:text-transform="none" fo:color="#000000" style:font-name="Helvetica Neue" fo:font-size="10.5pt" fo:letter-spacing="normal" fo:font-style="normal" fo:font-weight="normal" officeooo:rsid="00165866" officeooo:paragraph-rsid="00165866"/>
    </style:style>
    <style:style style:name="P9" style:family="paragraph" style:parent-style-name="Standard">
      <style:text-properties style:text-underline-style="solid" style:text-underline-width="auto" style:text-underline-color="font-color" officeooo:rsid="00072197" officeooo:paragraph-rsid="0004ff10"/>
    </style:style>
    <style:style style:name="P10" style:family="paragraph" style:parent-style-name="Standard">
      <style:text-properties style:text-underline-style="solid" style:text-underline-width="auto" style:text-underline-color="font-color" officeooo:rsid="0006f374" officeooo:paragraph-rsid="00072197"/>
    </style:style>
    <style:style style:name="P11" style:family="paragraph" style:parent-style-name="Standard">
      <style:text-properties officeooo:rsid="000c9dd2" officeooo:paragraph-rsid="000c9dd2"/>
    </style:style>
    <style:style style:name="P12" style:family="paragraph" style:parent-style-name="Standard">
      <style:text-properties officeooo:rsid="000c9dd2" officeooo:paragraph-rsid="0022a991"/>
    </style:style>
    <style:style style:name="P13" style:family="paragraph" style:parent-style-name="Standard">
      <style:text-properties officeooo:rsid="0022a991" officeooo:paragraph-rsid="0022a991"/>
    </style:style>
    <style:style style:name="T1" style:family="text">
      <style:text-properties officeooo:rsid="0006ada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6f374"/>
    </style:style>
    <style:style style:name="T4" style:family="text">
      <style:text-properties style:text-underline-style="solid" style:text-underline-width="auto" style:text-underline-color="font-color" officeooo:rsid="00072197"/>
    </style:style>
    <style:style style:name="T5" style:family="text">
      <style:text-properties officeooo:rsid="0006f374"/>
    </style:style>
    <style:style style:name="T6" style:family="text">
      <style:text-properties officeooo:rsid="000c9dd2"/>
    </style:style>
    <style:style style:name="T7" style:family="text">
      <style:text-properties officeooo:rsid="00101494"/>
    </style:style>
    <style:style style:name="T8" style:family="text">
      <style:text-properties officeooo:rsid="001996a2"/>
    </style:style>
    <style:style style:name="T9" style:family="text">
      <style:text-properties officeooo:rsid="001ba664"/>
    </style:style>
    <style:style style:name="T10" style:family="text">
      <style:text-properties officeooo:rsid="0022a991"/>
    </style:style>
    <style:style style:name="T11" style:family="text">
      <style:text-properties officeooo:rsid="002643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ercise 3. Digging into DNS</text:p>
      <text:p text:style-name="P1"/>
      <text:p text:style-name="P1"><text:span text:style-name="T4">Q</text:span><text:span text:style-name="T2">uestion1</text:span>: <text:s/>IP address of <text:a xlink:type="simple" xlink:href="http://www.cecs.anu.edu.au/" text:style-name="Internet_20_link" text:visited-style-name="Visited_20_Internet_20_Link">www.cecs.anu.edu.au</text:a> is 150.203.161.98. The type of DNS query is A, <text:span text:style-name="T5">because it returns hostName and ip address .</text:span></text:p>
      <text:p text:style-name="P9"/>
      <text:p text:style-name="P1"><text:span text:style-name="T4">Q</text:span><text:span text:style-name="T2">uestion2</text:span>: <text:s/>The canonical name for the CECS ANU web server is rproxy.cecs.anu.edu.au. <text:s/>The reason for having an alias for the server is <text:span text:style-name="T1">to make <text:s/>users more convinient to search. It also make it more dynamic.</text:span></text:p>
      <text:p text:style-name="P10"/>
      <text:p text:style-name="P2"><text:span text:style-name="T3">Question3</text:span><text:span text:style-name="T5">: <text:s/>Those name servers all can be available for us digging more information. From the authority section and <text:s/>additional section, we also can get all the name servers associated with the one we searched, and different DNS records type of them, their IP address (both IPV4 and IPV6).</text:span></text:p>
      <text:p text:style-name="P10"/>
      <text:p text:style-name="P2"><text:span text:style-name="T3">Question4</text:span><text:span text:style-name="T5">: <text:s/>The IP address of mine is 129.94.208.3.</text:span></text:p>
      <text:p text:style-name="P2"/>
      <text:p text:style-name="P4">Question5: <text:s/>The DNS nameservers for the “cecs.anu.edu.au” <text:s/>domain: <text:s/>(implemented search twice, however the results are different<text:span text:style-name="T10">)</text:span></text:p>
      <text:p text:style-name="P4"><text:tab/></text:p>
      <text:p text:style-name="P13">The first results are my preferred choice for the answer, as when I use “dig cecs.anu.edu.au <text:span text:style-name="T11">ns</text:span>”, it also gave this result:</text:p>
      <text:p text:style-name="P3"><text:tab/>First results: <text:span text:style-name="T6">ns2.cecs.anu.edu.au (150.203.161.36)</text:span></text:p>
      <text:p text:style-name="P11"><text:tab/><text:tab/> <text:s text:c="8"/>ns3.cecs.anu.edu.au (150.203.161.50)</text:p>
      <text:p text:style-name="P11"><text:s text:c="2"/><text:tab/><text:tab/> <text:s text:c="8"/>ns4.cecs.anu.edu.au (150.203.161.38)</text:p>
      <text:p text:style-name="P3"><text:tab/></text:p>
      <text:p text:style-name="P12"><text:tab/></text:p>
      <text:p text:style-name="P12"><text:span text:style-name="T10"><text:tab/>(</text:span>Second results: ns1.anu.edu.au (150.203.1.10)</text:p>
      <text:p text:style-name="P5"><text:tab/><text:tab/><text:tab/> <text:s/><text:span text:style-name="T6">ns.adelaide.edu.au (129.127.40.3)</text:span></text:p>
      <text:p text:style-name="P5"><text:tab/><text:tab/><text:tab/> <text:s/><text:span text:style-name="T6">una.anu.edu.au (150.203.22.28))</text:span></text:p>
      <text:p text:style-name="P5"><text:tab/></text:p>
      <text:p text:style-name="P6">What type of DNS query is sent to obtain this information? <text:s text:c="2"/><text:span text:style-name="T7">Answer: NS type.</text:span></text:p>
      <text:p text:style-name="P6"/>
      <text:p text:style-name="P6"/>
      <text:p text:style-name="P6"/>
      <text:p text:style-name="P7"><text:span text:style-name="T2">Question6</text:span>: DNS name associated with 111.68.101.54: webserver.seecs.nust.edu.pk. <text:s/>The type of DNS query is PTR.</text:p>
      <text:p text:style-name="P7"/>
      <text:p text:style-name="P7">Question7: There is no authoritative answer, because in the flag field, there is no “aa” flag, which means no authoritative answer.</text:p>
      <text:p text:style-name="P7"/>
      <text:p text:style-name="P7">Question8: <text:span text:style-name="T9">No, still no authoritative answer.</text:span></text:p>
      <text:p text:style-name="P7"/>
      <text:p text:style-name="P7">Question9: dig @ns5.yahoo.com yahoo.com MX</text:p>
      <text:p text:style-name="P7"/>
      <text:p text:style-name="P8">Question10: <text:span text:style-name="T8">Have to query 5 DNS servers to find get the authoritative answer.</text:span></text:p>
      <text:p text:style-name="P8"/>
      <text:p text:style-name="P8">Question11: Yes, one physical machine can have multiple names and associated IP addresses with i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2:42:59.496366218</meta:creation-date>
    <dc:date>2019-10-14T10:42:10.562109619</dc:date>
    <meta:editing-duration>PT47M31S</meta:editing-duration>
    <meta:editing-cycles>12</meta:editing-cycles>
    <meta:generator>LibreOffice/5.2.7.2$Linux_X86_64 LibreOffice_project/20m0$Build-2</meta:generator>
    <meta:document-statistic meta:table-count="0" meta:image-count="0" meta:object-count="0" meta:page-count="1" meta:paragraph-count="24" meta:word-count="260" meta:character-count="1818" meta:non-whitespace-character-count="1524"/>
  </office:meta>
</office:document-meta>
</file>